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Linux Biolinum G" fo:font-size="21pt" officeooo:paragraph-rsid="00156e32" style:font-size-asian="21pt" style:font-size-complex="21pt"/>
    </style:style>
    <style:style style:name="P2" style:family="paragraph" style:parent-style-name="Standard">
      <style:paragraph-properties style:writing-mode="lr-tb"/>
      <style:text-properties style:font-name="Linux Biolinum G" fo:font-size="21pt" officeooo:paragraph-rsid="0017bf70" style:font-size-asian="21pt" style:font-size-complex="21pt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Linux Biolinum G" fo:font-size="21pt" officeooo:paragraph-rsid="0017bf70" style:font-size-asian="21pt" style:font-size-complex="21pt"/>
    </style:style>
    <style:style style:name="P4" style:family="paragraph" style:parent-style-name="Standard">
      <style:paragraph-properties style:writing-mode="lr-tb"/>
      <style:text-properties style:font-name="Linux Biolinum G" fo:font-size="21pt" officeooo:paragraph-rsid="00189ad2" style:font-size-asian="21pt" style:font-size-complex="21pt"/>
    </style:style>
    <style:style style:name="P5" style:family="paragraph" style:parent-style-name="Standard">
      <style:paragraph-properties style:writing-mode="lr-tb"/>
      <style:text-properties style:font-name="Linux Biolinum G" fo:font-size="21pt" officeooo:paragraph-rsid="00156e32" fo:background-color="transparent" style:font-size-asian="21pt" style:font-size-complex="21pt"/>
    </style:style>
    <style:style style:name="P6" style:family="paragraph" style:parent-style-name="Standard">
      <style:paragraph-properties style:writing-mode="lr-tb"/>
      <style:text-properties officeooo:paragraph-rsid="001a1d91"/>
    </style:style>
    <style:style style:name="P7" style:family="paragraph" style:parent-style-name="Standard">
      <style:paragraph-properties fo:text-align="center" style:justify-single-word="false" style:writing-mode="lr-tb"/>
      <style:text-properties officeooo:paragraph-rsid="001a1d91"/>
    </style:style>
    <style:style style:name="P8" style:family="paragraph" style:parent-style-name="Standard">
      <style:paragraph-properties fo:text-align="center" style:justify-single-word="false" style:writing-mode="lr-tb"/>
      <style:text-properties style:font-name="Linux Biolinum G" fo:font-size="21pt" fo:font-weight="bold" officeooo:paragraph-rsid="001a1d91" style:font-size-asian="21pt" style:font-weight-asian="bold" style:font-size-complex="21pt" style:font-weight-complex="bold"/>
    </style:style>
    <style:style style:name="P9" style:family="paragraph" style:parent-style-name="Standard">
      <style:paragraph-properties style:writing-mode="lr-tb"/>
      <style:text-properties style:font-name="Linux Biolinum G" fo:font-size="21pt" officeooo:paragraph-rsid="0017bf70" style:font-size-asian="21pt" style:font-size-complex="21pt"/>
    </style:style>
    <style:style style:name="P10" style:family="paragraph" style:parent-style-name="Standard">
      <style:paragraph-properties style:writing-mode="lr-tb"/>
      <style:text-properties style:font-name="Linux Biolinum G" fo:font-size="21pt" officeooo:paragraph-rsid="001a1d91" style:font-size-asian="21pt" style:font-size-complex="21pt"/>
    </style:style>
    <style:style style:name="P11" style:family="paragraph" style:parent-style-name="Standard">
      <style:paragraph-properties fo:text-align="center" style:justify-single-word="false" style:writing-mode="lr-tb"/>
      <style:text-properties style:font-name="Linux Biolinum G" fo:font-size="21pt" officeooo:paragraph-rsid="001a1d91" style:font-size-asian="21pt" style:font-size-complex="21pt"/>
    </style:style>
    <style:style style:name="P12" style:family="paragraph" style:parent-style-name="Standard">
      <style:paragraph-properties style:writing-mode="lr-tb"/>
      <style:text-properties style:font-name="Linux Biolinum G" fo:font-size="21pt" officeooo:paragraph-rsid="001bc47f" style:font-size-asian="21pt" style:font-size-complex="21pt"/>
    </style:style>
    <style:style style:name="P13" style:family="paragraph" style:parent-style-name="Standard">
      <style:paragraph-properties style:writing-mode="lr-tb"/>
      <style:text-properties style:font-name="Linux Biolinum G" fo:font-size="21pt" officeooo:paragraph-rsid="001bc47f" fo:background-color="#ffbf00" style:font-size-asian="21pt" style:font-size-complex="21pt"/>
    </style:style>
    <style:style style:name="P14" style:family="paragraph" style:parent-style-name="Standard">
      <style:paragraph-properties style:writing-mode="lr-tb"/>
      <style:text-properties style:font-name="Linux Biolinum G" fo:font-size="21pt" officeooo:paragraph-rsid="001bc47f" fo:background-color="#ffffff" style:font-size-asian="21pt" style:font-size-complex="21pt"/>
    </style:style>
    <style:style style:name="P15" style:family="paragraph" style:parent-style-name="Standard">
      <style:paragraph-properties style:writing-mode="lr-tb"/>
      <style:text-properties style:font-name="Linux Biolinum G" fo:font-size="21pt" officeooo:paragraph-rsid="0015e81b" fo:background-color="#ffffff" style:font-size-asian="21pt" style:font-size-complex="21pt"/>
    </style:style>
    <style:style style:name="P16" style:family="paragraph" style:parent-style-name="Standard">
      <style:paragraph-properties style:writing-mode="lr-tb"/>
      <style:text-properties style:font-name="Linux Biolinum G" fo:font-size="21pt" officeooo:paragraph-rsid="00156e32" fo:background-color="transparent" style:font-size-asian="21pt" style:font-size-complex="21pt"/>
    </style:style>
    <style:style style:name="P17" style:family="paragraph" style:parent-style-name="Standard">
      <style:paragraph-properties style:writing-mode="lr-tb"/>
      <style:text-properties fo:color="#c9211e" loext:opacity="100%" style:font-name="Linux Biolinum G" fo:font-size="21pt" officeooo:paragraph-rsid="0018ba6c" style:font-size-asian="21pt" style:font-size-complex="21pt"/>
    </style:style>
    <style:style style:name="T1" style:family="text">
      <style:text-properties style:font-name="Linux Biolinum G" fo:font-size="21pt" style:font-size-asian="21pt" style:font-size-complex="21pt"/>
    </style:style>
    <style:style style:name="T2" style:family="text">
      <style:text-properties style:font-name="Linux Biolinum G" fo:font-size="21pt" fo:font-weight="bold" style:font-size-asian="21pt" style:font-weight-asian="bold" style:font-size-complex="21pt" style:font-weight-complex="bold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fo:background-color="#ffff00" loext:char-shading-value="0"/>
    </style:style>
    <style:style style:name="T5" style:family="text">
      <style:text-properties fo:color="#c9211e" loext:opacity="100%" fo:background-color="#ffff00" loext:char-shading-value="0"/>
    </style:style>
    <style:style style:name="T6" style:family="text">
      <style:text-properties fo:color="#c9211e" loext:opacity="100%" fo:background-color="transparent" loext:char-shading-value="0"/>
    </style:style>
    <style:style style:name="T7" style:family="text">
      <style:text-properties fo:background-color="#ffff00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style:font-name="Linux Biolinum G" fo:font-size="21pt" fo:background-color="#ffbf00" loext:char-shading-value="0" style:font-size-asian="21pt" style:font-size-complex="21pt"/>
    </style:style>
    <style:style style:name="T12" style:family="text">
      <style:text-properties fo:color="#000000" loext:opacity="100%" fo:background-color="#ffff00" loext:char-shading-value="0"/>
    </style:style>
    <style:style style:name="T13" style:family="text">
      <style:text-properties fo:color="#000000" loext:opacity="100%" fo:background-color="#ffff00" loext:char-shading-value="0"/>
    </style:style>
    <style:style style:name="T14" style:family="text">
      <style:text-properties fo:color="#000000" loext:opacity="100%" fo:background-color="transparent" loext:char-shading-value="0"/>
    </style:style>
    <style:style style:name="T15" style:family="text">
      <style:text-properties fo:background-color="transparent" loext:char-shading-value="0"/>
    </style:style>
    <style:style style:name="T16" style:family="text">
      <style:text-properties fo:color="#ff00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9">Exercício 2: </text:span></text:p>
      <text:p text:style-name="P2"/>
      <text:p text:style-name="P13">Deseja-se construir um sistema acadêmico.</text:p>
      <text:p text:style-name="P12"/>
      <text:p text:style-name="P14"><text:tab/>Para isso, são registrados os <text:span text:style-name="T12">cursos</text:span><text:span text:style-name="T3"> </text:span>disponíveis, onde cada um possui um nome, carga horária e valor. </text:p>
      <text:p text:style-name="P15"/>
      <text:p text:style-name="P15"><text:tab/>Quando um curso vai ser oferecido, é registrada uma <text:span text:style-name="T7">turma</text:span>, informando os seguintes dados: número da turma, data de início e número de vagas. </text:p>
      <text:p text:style-name="P1"/>
      <text:p text:style-name="P1"><text:tab/><text:span text:style-name="T14">Uma </text:span><text:span text:style-name="T13">matrícula</text:span><text:span text:style-name="T14"> de um aluno em uma turma consiste na data de matrícula e no número de prestações em que o aluno vai pagar o curso. </text:span></text:p>
      <text:p text:style-name="P1"/>
      <text:p text:style-name="P5"><text:tab/>Para cada <text:span text:style-name="T8">aluno,</text:span> é necessário cadastrar seu nome, cpf, e data de nascimento. </text:p>
      <text:p text:style-name="P5"/>
      <text:p text:style-name="P5"><text:tab/>Cada aluno passa por várias <text:span text:style-name="T8">avaliações</text:span> durante o desenrolar do curso que está cursando. Uma avaliação possui nota e data. </text:p>
      <text:p text:style-name="P5"/>
      <text:p text:style-name="P5">Depois que a avaliação ocorre, é registrado <text:span text:style-name="T8">resultado</text:span> de cada aluno da turma (a nota que ele tirou). </text:p>
      <text:p text:style-name="P5"/>
      <text:p text:style-name="P5">Um aluno é aprovado em um curso se sua nota total for maior ou igual à nota mínima de aprovação prevista<text:line-break/>para o curso.</text:p>
      <text:p text:style-name="P1"><text:soft-page-break/><text:line-break/><text:span text:style-name="T16">Instância mínima: 1 curso, 1 turma, 2 matrículas e 2 avaliações com resultados.</text:span></text:p>
      <text:p text:style-name="P1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7T04:31:36.250000000</meta:creation-date>
    <dc:date>2022-07-28T03:39:08.818000000</dc:date>
    <meta:editing-duration>PT7H31M47S</meta:editing-duration>
    <meta:editing-cycles>10</meta:editing-cycles>
    <meta:generator>LibreOffice/7.3.1.3$Windows_X86_64 LibreOffice_project/a69ca51ded25f3eefd52d7bf9a5fad8c90b87951</meta:generator>
    <meta:document-statistic meta:table-count="0" meta:image-count="0" meta:object-count="0" meta:page-count="2" meta:paragraph-count="10" meta:word-count="162" meta:character-count="929" meta:non-whitespace-character-count="764"/>
  </office:meta>
</office:document-meta>
</file>